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Calibri" fo:font-size="10pt" fo:font-weight="normal" officeooo:rsid="0012cb2c" officeooo:paragraph-rsid="0012cb2c" style:font-weight-asian="bold" style:font-weight-complex="bold"/>
    </style:style>
    <style:style style:name="P2" style:family="paragraph" style:parent-style-name="Text_20_body">
      <style:text-properties style:font-name="Calibri" fo:font-size="10pt" fo:font-weight="normal" officeooo:rsid="0012cb2c" officeooo:paragraph-rsid="0012dcd5" style:font-weight-asian="bold" style:font-weight-complex="bold"/>
    </style:style>
    <style:style style:name="P3" style:family="paragraph" style:parent-style-name="Text_20_body">
      <style:text-properties style:font-name="Calibri" fo:font-size="10pt" fo:font-weight="normal" officeooo:rsid="0012dcd5" officeooo:paragraph-rsid="0012dcd5" style:font-weight-asian="bold" style:font-weight-complex="bold"/>
    </style:style>
    <style:style style:name="P4" style:family="paragraph" style:parent-style-name="Text_20_body">
      <style:text-properties style:font-name="Calibri" fo:font-size="10pt" fo:font-weight="normal" officeooo:rsid="0019e502" officeooo:paragraph-rsid="0019e502" style:font-weight-asian="bold" style:font-weight-complex="bold"/>
    </style:style>
    <style:style style:name="P5" style:family="paragraph" style:parent-style-name="Text_20_body">
      <style:text-properties style:font-name="Calibri" fo:font-size="10pt" fo:font-weight="bold" officeooo:rsid="0012dcd5" officeooo:paragraph-rsid="0012dcd5" style:font-weight-asian="bold" style:font-weight-complex="bold"/>
    </style:style>
    <style:style style:name="P6" style:family="paragraph" style:parent-style-name="Text_20_body">
      <style:text-properties fo:font-weight="normal" officeooo:rsid="0019e502" officeooo:paragraph-rsid="0019e502" style:font-weight-asian="bold" style:font-weight-complex="bold"/>
    </style:style>
    <style:style style:name="P7" style:family="paragraph" style:parent-style-name="Text_20_body">
      <style:text-properties fo:font-weight="normal" officeooo:rsid="001a9713" officeooo:paragraph-rsid="001a9713" style:font-weight-asian="bold" style:font-weight-complex="bold"/>
    </style:style>
    <style:style style:name="T1" style:family="text">
      <style:text-properties officeooo:rsid="0012dcd5"/>
    </style:style>
    <style:style style:name="T2" style:family="text">
      <style:text-properties style:font-name="Calibri" fo:font-size="10pt"/>
    </style:style>
    <style:style style:name="T3" style:family="text">
      <style:text-properties style:font-name="Calibri" fo:font-size="10pt" officeooo:rsid="001a9713"/>
    </style:style>
    <style:style style:name="T4" style:family="text">
      <style:text-properties officeooo:rsid="00195d0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lf Service <text:span text:style-name="T4">team</text:span></text:p>
      <text:p text:style-name="P3">The end user would raise tickets. I would anyslise the ticket and contact the user by phone for clarification or to make necessary changes required on their computer to resolved the issue.</text:p>
      <text:p text:style-name="P5">First <text:span text:style-name="T4">contact/BAU (Business as usual)</text:span> <text:span text:style-name="T4">team</text:span></text:p>
      <text:p text:style-name="P3">I would receive calls regarding incidents/requests and create a ticket assign it with priority level. Then assign it to the appropriate team or resolve the issue myself </text:p>
      <text:p text:style-name="P5">Devices and printers teams </text:p>
      <text:p text:style-name="P3">Device would be contacted regarding incidents/requests Desktops, laptops, docking stations, Monitors. I would take the appropriate actions to resolve the issue.</text:p>
      <text:p text:style-name="P1"/>
      <text:p text:style-name="P2"><text:span text:style-name="T1">On Each team </text:span>I would take remote control of their computer <text:span text:style-name="T4">using DameWare </text:span>and make the necessary changes to resolved the <text:span text:style-name="T1">incident(s)/request(s)</text:span>.</text:p>
      <text:p text:style-name="P4">The ticket System I am using in PFH is Ivanti.</text:p>
      <text:p text:style-name="P4"/>
      <text:p text:style-name="P4">During my employment with PFH I have mentored new entries into each time. This would involve the new member to shadow me several days to get familiar with the systems.</text:p>
      <text:p text:style-name="P4">Utilise active directory to variety user access rights and reset/unlock accounts as required.</text:p>
      <text:p text:style-name="P4"/>
      <text:p text:style-name="P6"><text:span text:style-name="T2">Resolving application issues in relation to Word, Excel, PowerPoint, adobe reader and the various systems in use by the HSE.</text:span></text:p>
      <text:p text:style-name="P6"><text:span text:style-name="T2">I have been top of my team in relation to resolving tickets since stats have been available (Four months).</text:span></text:p>
      <text:p text:style-name="P6"><text:span text:style-name="T2">I am well organised in relation to dealing with my calls. I priorities the more time sensitive tasks. </text:span><text:span text:style-name="T3">Insure all work allocated to me is completed in a timely manner.</text:span></text:p>
      <text:p text:style-name="P6"><text:span text:style-name="T3"/></text:p>
      <text:p text:style-name="P7"><text:span text:style-name="T2">I am very enthusiastic about my work and get great satisfaction in solving problems for users.</text:span></text:p>
      <text:p text:style-name="P7"><text:span text:style-name="T2">I have received multiple complements from end-users in relation to the service I have provided the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18:01:22.007000000</meta:creation-date>
    <dc:date>2023-09-07T21:11:21.742000000</dc:date>
    <meta:editing-duration>PT3H10M6S</meta:editing-duration>
    <meta:editing-cycles>6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5" meta:word-count="269" meta:character-count="1643" meta:non-whitespace-character-count="1387"/>
  </office:meta>
</office:document-meta>
</file>